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4.446cm" fo:margin-left="1.272cm" fo:margin-top="0cm" fo:margin-bottom="0cm" table:align="left" style:writing-mode="lr-tb"/>
    </style:style>
    <style:style style:name="Tabella1.A" style:family="table-column">
      <style:table-column-properties style:column-width="5.237cm"/>
    </style:style>
    <style:style style:name="Tabella1.B" style:family="table-column">
      <style:table-column-properties style:column-width="9.209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" style:family="table">
      <style:table-properties style:width="14.446cm" fo:margin-left="1.272cm" fo:margin-top="0cm" fo:margin-bottom="0cm" table:align="left" style:writing-mode="lr-tb"/>
    </style:style>
    <style:style style:name="Tabella2.A" style:family="table-column">
      <style:table-column-properties style:column-width="4.919cm"/>
    </style:style>
    <style:style style:name="Tabella2.B" style:family="table-column">
      <style:table-column-properties style:column-width="9.527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la3" style:family="table">
      <style:table-properties style:width="14.923cm" fo:margin-left="1.258cm" fo:margin-top="0cm" fo:margin-bottom="0cm" table:align="left" style:writing-mode="lr-tb"/>
    </style:style>
    <style:style style:name="Tabella3.A" style:family="table-column">
      <style:table-column-properties style:column-width="3.332cm"/>
    </style:style>
    <style:style style:name="Tabella3.B" style:family="table-column">
      <style:table-column-properties style:column-width="4.699cm"/>
    </style:style>
    <style:style style:name="Tabella3.C" style:family="table-column">
      <style:table-column-properties style:column-width="6.892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203cm" fo:padding-right="0.191cm" fo:padding-top="0cm" fo:padding-bottom="0cm" fo:border="0.75pt solid #000001"/>
    </style:style>
    <style:style style:name="Tabella4" style:family="table">
      <style:table-properties style:width="17.639cm" fo:margin-left="-0.568cm" fo:margin-top="0cm" fo:margin-bottom="0cm" table:align="left" style:writing-mode="lr-tb"/>
    </style:style>
    <style:style style:name="Tabella4.A" style:family="table-column">
      <style:table-column-properties style:column-width="5.801cm"/>
    </style:style>
    <style:style style:name="Tabella4.B" style:family="table-column">
      <style:table-column-properties style:column-width="1.764cm"/>
    </style:style>
    <style:style style:name="Tabella4.C" style:family="table-column">
      <style:table-column-properties style:column-width="6.105cm"/>
    </style:style>
    <style:style style:name="Tabella4.D" style:family="table-column">
      <style:table-column-properties style:column-width="3.969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203cm" fo:padding-right="0.191cm" fo:padding-top="0cm" fo:padding-bottom="0cm" fo:border="0.75pt solid #000001"/>
    </style:style>
    <style:style style:name="Tabella4.2" style:family="table-row">
      <style:table-row-properties style:min-row-height="2.417cm" fo:keep-together="auto"/>
    </style:style>
    <style:style style:name="Tabella4.A2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la4.3" style:family="table-row">
      <style:table-row-properties style:min-row-height="2.879cm" fo:keep-together="auto"/>
    </style:style>
    <style:style style:name="Tabella4.4" style:family="table-row">
      <style:table-row-properties style:min-row-height="2.6cm" fo:keep-together="auto"/>
    </style:style>
    <style:style style:name="Tabella4.5" style:family="table-row">
      <style:table-row-properties style:min-row-height="4.293cm" fo:keep-together="auto"/>
    </style:style>
    <style:style style:name="Tabella4.10" style:family="table-row">
      <style:table-row-properties style:min-row-height="2.808cm" fo:keep-together="auto"/>
    </style:style>
    <style:style style:name="Tabella4.11" style:family="table-row">
      <style:table-row-properties style:min-row-height="0.208cm" fo:keep-together="auto"/>
    </style:style>
    <style:style style:name="Tabella4.12" style:family="table-row">
      <style:table-row-properties style:min-row-height="0.744cm" fo:keep-together="auto"/>
    </style:style>
    <style:style style:name="Tabella7" style:family="table">
      <style:table-properties style:width="14.296cm" fo:margin-left="-0.203cm" fo:margin-top="0cm" fo:margin-bottom="0cm" table:align="left" style:writing-mode="lr-tb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355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203cm" fo:padding-right="0.191cm" fo:padding-top="0cm" fo:padding-bottom="0cm" fo:border="0.75pt solid #000001"/>
    </style:style>
    <style:style style:name="Tabella7.3" style:family="table-row">
      <style:table-row-properties style:min-row-height="2.182cm" fo:keep-together="auto"/>
    </style:style>
    <style:style style:name="Tabella7.A3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la7.5" style:family="table-row">
      <style:table-row-properties style:min-row-height="1.757cm" fo:keep-together="auto"/>
    </style:style>
    <style:style style:name="Tabella7.8" style:family="table-row">
      <style:table-row-properties style:min-row-height="1.665cm" fo:keep-together="auto"/>
    </style:style>
    <style:style style:name="P1" style:family="paragraph" style:parent-style-name="Standard">
      <style:text-properties officeooo:rsid="0010b67d" officeooo:paragraph-rsid="0010b67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it" fo:country="IT" style:language-asian="en" style:country-asian="US"/>
    </style:style>
    <style:style style:name="P5" style:family="paragraph" style:parent-style-name="Standard">
      <style:paragraph-properties fo:text-align="justify" style:justify-single-word="false"/>
      <style:text-properties fo:language="it" fo:country="IT" style:language-asian="en" style:country-asian="US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P7" style:family="paragraph" style:parent-style-name="Standard">
      <style:paragraph-properties fo:margin-left="0cm" fo:margin-right="0.635cm" fo:text-indent="0cm" style:auto-text-indent="false"/>
    </style:style>
    <style:style style:name="P8" style:family="paragraph" style:parent-style-name="Text_20_body">
      <style:paragraph-properties fo:margin-left="0.127cm" fo:margin-right="0cm" fo:text-indent="0cm" style:auto-text-indent="false" fo:keep-with-next="always"/>
      <style:text-properties fo:language="it" fo:country="IT" officeooo:rsid="001215f7" officeooo:paragraph-rsid="001215f7" style:language-asian="en" style:country-asian="US"/>
    </style:style>
    <style:style style:name="P9" style:family="paragraph" style:parent-style-name="Text_20_body">
      <style:paragraph-properties fo:margin-left="0.127cm" fo:margin-right="0cm" fo:text-indent="0cm" style:auto-text-indent="false" fo:keep-with-next="always"/>
      <style:text-properties fo:language="it" fo:country="IT" officeooo:rsid="0012af42" officeooo:paragraph-rsid="0012af42" style:language-asian="en" style:country-asian="US"/>
    </style:style>
    <style:style style:name="P10" style:family="paragraph" style:parent-style-name="Text_20_body">
      <style:paragraph-properties fo:margin-left="0.127cm" fo:margin-right="0cm" fo:text-indent="0cm" style:auto-text-indent="false"/>
      <style:text-properties fo:language="it" fo:country="IT" officeooo:rsid="001215f7" officeooo:paragraph-rsid="001215f7" style:language-asian="en" style:country-asian="US"/>
    </style:style>
    <style:style style:name="P11" style:family="paragraph" style:parent-style-name="Text_20_body">
      <style:paragraph-properties fo:margin-left="0.127cm" fo:margin-right="0cm" fo:text-indent="0cm" style:auto-text-indent="false"/>
      <style:text-properties fo:language="it" fo:country="IT" officeooo:rsid="0012af42" officeooo:paragraph-rsid="0012af42" style:language-asian="en" style:country-asian="US"/>
    </style:style>
    <style:style style:name="P12" style:family="paragraph" style:parent-style-name="Text_20_body">
      <style:text-properties fo:language="it" fo:country="IT" style:language-asian="en" style:country-asian="US"/>
    </style:style>
    <style:style style:name="P13" style:family="paragraph" style:parent-style-name="Title">
      <style:text-properties fo:language="it" fo:country="IT" style:language-asian="en" style:country-asian="US"/>
    </style:style>
    <style:style style:name="P14" style:family="paragraph" style:parent-style-name="InfoBlue">
      <style:text-properties fo:color="#000000" fo:language="it" fo:country="IT" officeooo:rsid="0010d758" officeooo:paragraph-rsid="0010d758" style:language-asian="en" style:country-asian="US"/>
    </style:style>
    <style:style style:name="P15" style:family="paragraph" style:parent-style-name="InfoBlue">
      <style:text-properties fo:color="#000000" fo:language="it" fo:country="IT" officeooo:rsid="001215f7" officeooo:paragraph-rsid="001215f7" style:language-asian="en" style:country-asian="US"/>
    </style:style>
    <style:style style:name="P16" style:family="paragraph" style:parent-style-name="InfoBlue">
      <style:text-properties fo:color="#000000" fo:language="it" fo:country="IT" officeooo:rsid="0010b67d" officeooo:paragraph-rsid="0010b67d" style:language-asian="en" style:country-asian="US"/>
    </style:style>
    <style:style style:name="P17" style:family="paragraph" style:parent-style-name="InfoBlue">
      <style:text-properties fo:color="#000000" fo:language="it" fo:country="IT" officeooo:rsid="0012af42" officeooo:paragraph-rsid="0012af42" style:language-asian="en" style:country-asian="US"/>
    </style:style>
    <style:style style:name="P18" style:family="paragraph" style:parent-style-name="InfoBlue">
      <style:text-properties fo:color="#000000" fo:language="it" fo:country="IT" officeooo:rsid="00146d3b" officeooo:paragraph-rsid="00146d3b" style:language-asian="en" style:country-asian="US"/>
    </style:style>
    <style:style style:name="P19" style:family="paragraph" style:parent-style-name="InfoBlue">
      <style:text-properties fo:color="#000000" fo:language="it" fo:country="IT" officeooo:paragraph-rsid="00146d3b" style:language-asian="en" style:country-asian="US"/>
    </style:style>
    <style:style style:name="P20" style:family="paragraph" style:parent-style-name="InfoBlue">
      <style:text-properties fo:color="#000000" fo:language="it" fo:country="IT" officeooo:rsid="001dd239" officeooo:paragraph-rsid="001dd239" style:language-asian="en" style:country-asian="US"/>
    </style:style>
    <style:style style:name="P21" style:family="paragraph" style:parent-style-name="InfoBlue">
      <style:text-properties fo:color="#000000" fo:language="it" fo:country="IT" officeooo:rsid="0015364b" officeooo:paragraph-rsid="0015364b" style:language-asian="en" style:country-asian="US"/>
    </style:style>
    <style:style style:name="P22" style:family="paragraph" style:parent-style-name="InfoBlue">
      <style:text-properties fo:language="it" fo:country="IT" style:language-asian="en" style:country-asian="US"/>
    </style:style>
    <style:style style:name="P23" style:family="paragraph" style:parent-style-name="Standard">
      <style:paragraph-properties style:line-height-at-least="0.423cm" style:writing-mode="lr-tb"/>
      <style:text-properties fo:color="#000000" style:font-name="Times" fo:language="it" fo:country="IT" fo:font-style="italic" officeooo:rsid="001dd239" style:font-size-asian="10pt" style:language-asian="en" style:country-asian="US" style:font-style-asian="italic" style:font-size-complex="10pt"/>
    </style:style>
    <style:style style:name="P24" style:family="paragraph" style:parent-style-name="Standard">
      <style:paragraph-properties style:line-height-at-least="0.423cm" style:writing-mode="lr-tb"/>
      <style:text-properties fo:color="#000000" style:font-name="Times" fo:language="it" fo:country="IT" fo:font-style="italic" officeooo:rsid="001dd239" officeooo:paragraph-rsid="00237a92" style:font-size-asian="10pt" style:language-asian="en" style:country-asian="US" style:font-style-asian="italic" style:font-size-complex="10pt"/>
    </style:style>
    <style:style style:name="P25" style:family="paragraph" style:parent-style-name="Text_20_body"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text-indent="0cm" style:auto-text-indent="false" style:snap-to-layout-grid="false"/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text-indent="0cm" style:auto-text-indent="false" style:snap-to-layout-grid="false"/>
      <style:text-properties fo:color="#000000" style:font-name="Times" fo:language="it" fo:country="IT" fo:font-style="italic" officeooo:rsid="001dd239" officeooo:paragraph-rsid="001f850b" style:language-asian="en" style:country-asian="US" style:font-style-asian="italic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text-indent="0cm" style:auto-text-indent="false" style:snap-to-layout-grid="false"/>
      <style:text-properties fo:color="#000000" style:font-name="Times" fo:language="it" fo:country="IT" fo:font-style="italic" officeooo:rsid="001dd239" officeooo:paragraph-rsid="002147c0" style:language-asian="en" style:country-asian="US" style:font-style-asian="italic"/>
    </style:style>
    <style:style style:name="P29" style:family="paragraph" style:parent-style-name="Text_20_body">
      <style:paragraph-properties fo:margin-left="0cm" fo:margin-right="0cm" fo:margin-top="0cm" fo:margin-bottom="0.212cm" style:contextual-spacing="false" fo:text-indent="0cm" style:auto-text-indent="false" style:snap-to-layout-grid="false"/>
      <style:text-properties fo:color="#000000" style:font-name="Times" fo:language="it" fo:country="IT" fo:font-style="italic" officeooo:rsid="001dd239" officeooo:paragraph-rsid="002315c5" style:language-asian="en" style:country-asian="US" style:font-style-asian="italic"/>
    </style:style>
    <style:style style:name="P3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style:snap-to-layout-grid="false"/>
      <style:text-properties fo:color="#000000" style:font-name="Times" fo:language="it" fo:country="IT" fo:font-style="italic" officeooo:rsid="001dd239" officeooo:paragraph-rsid="00285423" style:language-asian="en" style:country-asian="US" style:font-style-asian="italic"/>
    </style:style>
    <style:style style:name="P31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style:snap-to-layout-grid="false"/>
      <style:text-properties fo:color="#000000" style:font-name="Times" fo:language="it" fo:country="IT" fo:font-style="italic" officeooo:rsid="001dd239" officeooo:paragraph-rsid="00285423" style:language-asian="en" style:country-asian="US" style:font-style-asian="italic"/>
    </style:style>
    <style:style style:name="P32" style:family="paragraph" style:parent-style-name="Text_20_body">
      <style:paragraph-properties fo:margin-left="0cm" fo:margin-right="0cm" fo:margin-top="0cm" fo:margin-bottom="0.212cm" style:contextual-spacing="false" fo:text-indent="0cm" style:auto-text-indent="false" style:snap-to-layout-grid="false"/>
      <style:text-properties fo:color="#000000" style:font-name="Times" fo:language="it" fo:country="IT" fo:font-style="italic" officeooo:rsid="00285423" officeooo:paragraph-rsid="00285423" style:language-asian="en" style:country-asian="US" style:font-style-asian="italic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fo:font-weight="bold" officeooo:rsid="001dd239" style:language-asian="en" style:country-asian="US" style:font-style-asian="italic" style:font-weight-asian="bold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fo:font-weight="bold" officeooo:rsid="001dd239" officeooo:paragraph-rsid="00146d3b" style:language-asian="en" style:country-asian="US" style:font-style-asian="italic" style:font-weight-asian="bold" style:font-weight-complex="bold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font-name="Times" fo:language="it" fo:country="IT" fo:font-style="italic" fo:font-weight="bold" officeooo:rsid="001dd239" officeooo:paragraph-rsid="00146d3b" style:language-asian="en" style:country-asian="US" style:font-style-asian="italic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officeooo:paragraph-rsid="00242039" style:language-asian="en" style:country-asian="US" style:font-style-asian="italic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officeooo:paragraph-rsid="0025423d" style:language-asian="en" style:country-asian="US" style:font-style-asian="italic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242039" officeooo:paragraph-rsid="00242039" style:language-asian="en" style:country-asian="US" style:font-style-asian="italic"/>
    </style:style>
    <style:style style:name="P40" style:family="paragraph" style:parent-style-name="Heading_20_2">
      <style:text-properties fo:language="it" fo:country="IT" style:language-asian="en" style:country-asian="US"/>
    </style:style>
    <style:style style:name="P41" style:family="paragraph" style:parent-style-name="Heading_20_2">
      <style:text-properties fo:language="it" fo:country="IT" officeooo:rsid="0010d758" officeooo:paragraph-rsid="0010d758" style:language-asian="en" style:country-asian="US"/>
    </style:style>
    <style:style style:name="P42" style:family="paragraph" style:parent-style-name="Heading_20_2">
      <style:text-properties fo:language="it" fo:country="IT" officeooo:rsid="001215f7" officeooo:paragraph-rsid="001215f7" style:language-asian="en" style:country-asian="US"/>
    </style:style>
    <style:style style:name="P43" style:family="paragraph" style:parent-style-name="Heading_20_2"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44" style:family="paragraph" style:parent-style-name="Heading_20_2" style:list-style-name=""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45" style:family="paragraph" style:parent-style-name="Heading_20_2">
      <style:text-properties officeooo:paragraph-rsid="00146d3b"/>
    </style:style>
    <style:style style:name="P46" style:family="paragraph" style:parent-style-name="Heading_20_2" style:list-style-name="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47" style:family="paragraph" style:parent-style-name="Heading_20_1" style:list-style-name="WWNum1">
      <style:text-properties fo:language="it" fo:country="IT" style:language-asian="en" style:country-asian="US"/>
    </style:style>
    <style:style style:name="P48" style:family="paragraph" style:parent-style-name="Heading_20_1" style:list-style-name="WWNum1">
      <style:text-properties fo:language="it" fo:country="IT" officeooo:paragraph-rsid="0010d758" style:language-asian="en" style:country-asian="US"/>
    </style:style>
    <style:style style:name="P49" style:family="paragraph" style:parent-style-name="Heading_20_1" style:list-style-name="WWNum1">
      <style:paragraph-properties fo:text-align="justify" style:justify-single-word="false"/>
      <style:text-properties fo:language="it" fo:country="IT" style:language-asian="en" style:country-asian="US"/>
    </style:style>
    <style:style style:name="P50" style:family="paragraph" style:parent-style-name="Heading_20_1" style:list-style-name="WWNum1">
      <style:text-properties fo:color="#000000" style:font-name="Times" fo:language="it" fo:country="IT" fo:font-style="italic" officeooo:rsid="001dd239" officeooo:paragraph-rsid="00146d3b" style:language-asian="en" style:country-asian="US" style:font-style-asian="italic"/>
    </style:style>
    <style:style style:name="P51" style:family="paragraph" style:parent-style-name="Title" style:master-page-name="Standard">
      <style:paragraph-properties style:page-number="auto"/>
      <style:text-properties fo:language="it" fo:country="IT" officeooo:rsid="0010b67d" officeooo:paragraph-rsid="0010b67d" style:language-asian="en" style:country-asian="US"/>
    </style:style>
    <style:style style:name="P52" style:family="paragraph" style:parent-style-name="InfoBlue" style:list-style-name="WWNum1">
      <style:text-properties fo:color="#000000" fo:language="it" fo:country="IT" officeooo:rsid="0010d758" officeooo:paragraph-rsid="0010d758" style:language-asian="en" style:country-asian="US"/>
    </style:style>
    <style:style style:name="P53" style:family="paragraph" style:parent-style-name="InfoBlue" style:list-style-name="WWNum1">
      <style:text-properties fo:color="#000000" fo:language="it" fo:country="IT" officeooo:rsid="0010d758" officeooo:paragraph-rsid="001215f7" style:language-asian="en" style:country-asian="US"/>
    </style:style>
    <style:style style:name="P54" style:family="paragraph" style:parent-style-name="InfoBlue" style:list-style-name="WWNum1">
      <style:text-properties fo:color="#000000" fo:language="it" fo:country="IT" officeooo:rsid="001215f7" officeooo:paragraph-rsid="001215f7" style:language-asian="en" style:country-asian="US"/>
    </style:style>
    <style:style style:name="P55" style:family="paragraph" style:parent-style-name="InfoBlue">
      <style:text-properties fo:color="#000000" fo:language="it" fo:country="IT" officeooo:rsid="00146d3b" officeooo:paragraph-rsid="00146d3b" style:language-asian="en" style:country-asian="US"/>
    </style:style>
    <style:style style:name="P56" style:family="paragraph" style:parent-style-name="InfoBlue">
      <style:text-properties fo:color="#000000" fo:language="it" fo:country="IT" officeooo:rsid="00146d3b" officeooo:paragraph-rsid="00285423" style:language-asian="en" style:country-asian="US"/>
    </style:style>
    <style:style style:name="P57" style:family="paragraph" style:parent-style-name="InfoBlue">
      <style:text-properties fo:color="#000000" fo:language="it" fo:country="IT" officeooo:rsid="0015364b" officeooo:paragraph-rsid="0015364b" style:language-asian="en" style:country-asian="US"/>
    </style:style>
    <style:style style:name="P58" style:family="paragraph" style:parent-style-name="InfoBlue"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59" style:family="paragraph" style:parent-style-name="InfoBlue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officeooo:paragraph-rsid="00242039" style:language-asian="en" style:country-asian="US" style:font-style-asian="italic"/>
    </style:style>
    <style:style style:name="P60" style:family="paragraph" style:parent-style-name="InfoBlue">
      <style:paragraph-properties fo:margin-left="0cm" fo:margin-right="0cm" fo:text-indent="0cm" style:auto-text-indent="false"/>
      <style:text-properties fo:color="#000000" style:font-name="Times" fo:language="it" fo:country="IT" fo:font-style="italic" officeooo:rsid="001dd239" officeooo:paragraph-rsid="0025423d" style:language-asian="en" style:country-asian="US" style:font-style-asian="italic"/>
    </style:style>
    <style:style style:name="P61" style:family="paragraph" style:parent-style-name="InfoBlue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Times" fo:language="it" fo:country="IT" fo:font-style="italic" officeooo:rsid="001dd239" officeooo:paragraph-rsid="00242039" style:language-asian="en" style:country-asian="US" style:font-style-asian="italic"/>
    </style:style>
    <style:style style:name="P62" style:family="paragraph" style:parent-style-name="InfoBlue">
      <style:paragraph-properties style:line-height-at-least="0.423cm" style:writing-mode="lr-tb"/>
      <style:text-properties fo:color="#000000" style:font-name="Times" fo:language="it" fo:country="IT" fo:font-style="italic" officeooo:rsid="001dd239" style:font-size-asian="10pt" style:language-asian="en" style:country-asian="US" style:font-style-asian="italic" style:font-size-complex="10pt"/>
    </style:style>
    <style:style style:name="P63" style:family="paragraph" style:parent-style-name="Preformatted_20_Text">
      <style:paragraph-properties style:snap-to-layout-grid="false"/>
    </style:style>
    <style:style style:name="P64" style:family="paragraph" style:parent-style-name="Preformatted_20_Text">
      <style:paragraph-properties style:snap-to-layout-grid="false"/>
      <style:text-properties officeooo:paragraph-rsid="001f850b"/>
    </style:style>
    <style:style style:name="P65" style:family="paragraph" style:parent-style-name="Preformatted_20_Text">
      <style:paragraph-properties style:snap-to-layout-grid="false"/>
      <style:text-properties fo:color="#000000" style:font-name="Times" fo:language="it" fo:country="IT" fo:font-style="italic" officeooo:rsid="001dd239" style:language-asian="en" style:country-asian="US" style:font-style-asian="italic"/>
    </style:style>
    <style:style style:name="P66" style:family="paragraph" style:parent-style-name="Preformatted_20_Text">
      <style:paragraph-properties style:snap-to-layout-grid="false"/>
      <style:text-properties fo:color="#000000" style:font-name="Times" fo:language="it" fo:country="IT" fo:font-style="italic" officeooo:rsid="001dd239" officeooo:paragraph-rsid="002147c0" style:language-asian="en" style:country-asian="US" style:font-style-asian="italic" style:font-name-complex="Times New Roman"/>
    </style:style>
    <style:style style:name="P67" style:family="paragraph" style:parent-style-name="Preformatted_20_Text">
      <style:paragraph-properties style:snap-to-layout-grid="false"/>
      <style:text-properties fo:color="#000000" style:font-name="Times" fo:language="it" fo:country="IT" fo:font-style="italic" officeooo:rsid="001dd239" officeooo:paragraph-rsid="002315c5" style:language-asian="en" style:country-asian="US" style:font-style-asian="italic" style:font-name-complex="Times New Roman"/>
    </style:style>
    <style:style style:name="P68" style:family="paragraph" style:parent-style-name="Preformatted_20_Text">
      <style:paragraph-properties style:snap-to-layout-grid="false"/>
      <style:text-properties fo:color="#000000" style:font-name="Times" fo:language="it" fo:country="IT" fo:font-style="italic" officeooo:rsid="001dd239" officeooo:paragraph-rsid="00285423" style:language-asian="en" style:country-asian="US" style:font-style-asian="italic" style:font-name-complex="Times New Roman"/>
    </style:style>
    <style:style style:name="T1" style:family="text">
      <style:text-properties officeooo:rsid="0010b67d"/>
    </style:style>
    <style:style style:name="T2" style:family="text">
      <style:text-properties officeooo:rsid="00146d3b"/>
    </style:style>
    <style:style style:name="T3" style:family="text">
      <style:text-properties style:font-name="Symbo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6d3b" style:font-weight-asian="bold" style:font-weight-complex="bold"/>
    </style:style>
    <style:style style:name="T6" style:family="text">
      <style:text-properties officeooo:rsid="0010d758"/>
    </style:style>
    <style:style style:name="T7" style:family="text">
      <style:text-properties officeooo:rsid="0015364b"/>
    </style:style>
    <style:style style:name="T8" style:family="text">
      <style:text-properties officeooo:rsid="00185952"/>
    </style:style>
    <style:style style:name="T9" style:family="text">
      <style:text-properties officeooo:rsid="00198e01"/>
    </style:style>
    <style:style style:name="T10" style:family="text">
      <style:text-properties officeooo:rsid="001b1b5b"/>
    </style:style>
    <style:style style:name="T11" style:family="text">
      <style:text-properties officeooo:rsid="001c6878"/>
    </style:style>
    <style:style style:name="T12" style:family="text">
      <style:text-properties officeooo:rsid="001dd239"/>
    </style:style>
    <style:style style:name="T13" style:family="text">
      <style:text-properties fo:language="it" fo:country="IT" officeooo:rsid="00146d3b" style:language-asian="en" style:country-asian="US"/>
    </style:style>
    <style:style style:name="T14" style:family="text">
      <style:text-properties fo:color="#000000" style:font-name="Times" fo:language="it" fo:country="IT" fo:font-style="italic" officeooo:rsid="001dd239" style:language-asian="en" style:country-asian="US" style:font-style-asian="italic" style:font-name-complex="Times New Roman"/>
    </style:style>
    <style:style style:name="T15" style:family="text">
      <style:text-properties officeooo:rsid="00237a92"/>
    </style:style>
    <style:style style:name="T16" style:family="text">
      <style:text-properties style:font-name-complex="Times New Roman"/>
    </style:style>
    <style:style style:name="T17" style:family="text">
      <style:text-properties officeooo:rsid="00242039"/>
    </style:style>
    <style:style style:name="T18" style:family="text">
      <style:text-properties officeooo:rsid="0025423d"/>
    </style:style>
    <style:style style:name="T19" style:family="text">
      <style:text-properties officeooo:rsid="00285423"/>
    </style:style>
    <style:style style:name="T20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Perfect Places</text:p>
      <text:p text:style-name="P13"><text:title>Vision</text:title></text:p>
      <text:p text:style-name="P4"/>
      <text:list xml:id="list4312526070248199580" text:style-name="WWNum1">
        <text:list-item>
          <text:h text:style-name="P48" text:outline-level="1"><text:bookmark-start text:name="_Toc436203377"/><text:bookmark-start text:name="_Toc452813577"/><text:bookmark-start text:name="_Toc456598586"/><text:bookmark-start text:name="_Toc456600917"/><text:bookmark-start text:name="_Toc512930904"/><text:bookmark-start text:name="_Toc20715754"/>Introdu<text:bookmark-end text:name="_Toc456598586"/><text:bookmark-end text:name="_Toc456600917"/><text:bookmark-end text:name="_Toc512930904"/><text:bookmark-end text:name="_Toc20715754"/><text:span text:style-name="T6">zione</text:span></text:h>
          <text:p text:style-name="P52">Il seguente elaborato è inserito nella documentazione a supporto del progetto Perfect Places, e fornisce una panoramica completa riguardo gli obiettivi di progetto, gli stakeholder del sistema, le esigenze da loro espresse e le feature<text:span text:style-name="T12">s</text:span> identificate nel corso dell'analisi e come esse hanno avuto riscontro nella progettazione del sistema.</text:p>
          <text:p text:style-name="P53">Perfect Places e un'applicazione prevalentemente Web, corredata da un'estensione che aggiunge funzionalità al sistema (p<text:span text:style-name="T8">er lo più</text:span> di gestione) realizzata come Stand Alone.</text:p>
          <text:p text:style-name="P54">La piattaforma permette l'affitto di locazioni di seconde parti e la gestione delle proprie locazioni (visualizzazioni, inserimento, rimozione) da parte di soggetti utenti del sistema.</text:p>
        </text:list-item>
        <text:list-item>
          <text:h text:style-name="P49" text:outline-level="1"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<text:span text:style-name="T6">zionamento</text:span></text:h>
        </text:list-item>
      </text:list>
      <text:p text:style-name="P5"/>
      <text:list xml:id="list215806683259841" text:continue-numbering="true" text:style-name="WWNum1">
        <text:list-item>
          <text:list>
            <text:list-item>
              <text:h text:style-name="P41" text:outline-level="2"><text:bookmark-start text:name="_Toc436203379"/><text:bookmark-start text:name="_Toc452813579"/><text:bookmark-start text:name="_Toc512930907"/><text:bookmark-start text:name="_Toc20715756"/>D<text:bookmark-end text:name="_Toc436203379"/><text:bookmark-end text:name="_Toc452813579"/><text:bookmark-end text:name="_Toc512930907"/><text:bookmark-end text:name="_Toc20715756"/>efinizione Del Problema</text:h>
            </text:list-item>
          </text:list>
        </text:list-item>
      </text:list>
      <text:p text:style-name="P2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Il problema</text:p>
          </table:table-cell>
          <table:table-cell table:style-name="Tabella1.B1" office:value-type="string">
            <text:p text:style-name="P16">Trovare il proprio alloggio ideale, <text:span text:style-name="T6">rispondente alle diverse esigenze di un utilizzatore, siano esse di lavoro o di piacere,</text:span> confrontando prezzi e offerte nel minor tempo possibile, <text:span text:style-name="T9">garantendo la flessibilità di cui l'utente ha bisogno</text:span></text:p>
          </table:table-cell>
        </table:table-row>
        <table:table-row table:style-name="Tabella1.1">
          <table:table-cell table:style-name="Tabella1.A2" office:value-type="string">
            <text:p text:style-name="P8">Condiziona</text:p>
          </table:table-cell>
          <table:table-cell table:style-name="Tabella1.B2" office:value-type="string">
            <text:p text:style-name="P16">Le più disparate categorie di persone: <text:span text:style-name="T6">locatori, viaggiatori, ciascuno con le proprie richieste e necessità, così come amministratori del sistema e ingegneri del software</text:span></text:p>
          </table:table-cell>
        </table:table-row>
        <table:table-row table:style-name="Tabella1.1">
          <table:table-cell table:style-name="Tabella1.A2" office:value-type="string">
            <text:p text:style-name="P8">Il suo impatto</text:p>
          </table:table-cell>
          <table:table-cell table:style-name="Tabella1.B3" office:value-type="string">
            <text:p text:style-name="P14">Per un locatore la necessità di ottenere ricavi, allestendo una vetrina di presentazione per le proprietà che si desidera affittare; per un viaggiatore la possibilità di <text:s/>scegliere tra varie offerte quella per lui più accomodante <text:span text:style-name="T9">nel modo più facile possibile</text:span></text:p>
          </table:table-cell>
        </table:table-row>
        <table:table-row table:style-name="Tabella1.1">
          <table:table-cell table:style-name="Tabella1.A2" office:value-type="string">
            <text:p text:style-name="P10">Una soluzione efficace</text:p>
          </table:table-cell>
          <table:table-cell table:style-name="Tabella1.B4" office:value-type="string">
            <text:p text:style-name="P15">Offre un modo intelligente e versatile per <text:span text:style-name="T8">creare</text:span> un ponte per la comunicazione e lo scambio di informazione rapido tra i diversi utenti, in funzione dei ruoli che questi svolgono all'interno del sistema; <text:span text:style-name="T9">il tutto con un'interfaccia user friendly, fortemente intuitiva che stimoli l'attenzione dell'utente e ne incentivi l'indirizzamento verso tale soluzione</text:span></text:p>
          </table:table-cell>
        </table:table-row>
      </table:table>
      <text:list xml:id="list215805504337197" text:continue-numbering="true" text:style-name="WWNum1">
        <text:list-item>
          <text:list>
            <text:list-item>
              <text:h text:style-name="P42" text:outline-level="2"><text:bookmark-start text:name="_Toc425054392"/><text:bookmark-start text:name="_Toc422186485"/><text:bookmark-start text:name="_Toc436203380"/><text:bookmark-start text:name="_Toc452813580"/><text:bookmark-start text:name="_Toc512930908"/><text:bookmark-start text:name="_Toc20715757"/>P<text:bookmark-end text:name="_Toc425054392"/><text:bookmark-end text:name="_Toc422186485"/><text:bookmark-end text:name="_Toc436203380"/><text:bookmark-end text:name="_Toc452813580"/><text:bookmark-end text:name="_Toc512930908"/><text:bookmark-end text:name="_Toc20715757"/>osizione Del Prodotto</text:h>
            </text:list-item>
          </text:list>
        </text:list-item>
      </text:list>
      <text:p text:style-name="P22"/>
      <table:table table:name="Tabella2" table:style-name="Tabella2">
        <table:table-column table:style-name="Tabella2.A"/>
        <table:table-column table:style-name="Tabella2.B"/>
        <text:soft-page-break/>
        <table:table-row table:style-name="Tabella2.1">
          <table:table-cell table:style-name="Tabella2.A1" office:value-type="string">
            <text:p text:style-name="P8">Per</text:p>
          </table:table-cell>
          <table:table-cell table:style-name="Tabella2.B1" office:value-type="string">
            <text:p text:style-name="P15">Compagnie di booking o di viaggio, <text:span text:style-name="T10">in generale chiunque, entità o singolo, sia in grado di mettere a disposizione sistemazioni temporanee a pagamento</text:span></text:p>
          </table:table-cell>
        </table:table-row>
        <table:table-row table:style-name="Tabella2.1">
          <table:table-cell table:style-name="Tabella2.A2" office:value-type="string">
            <text:p text:style-name="P8"><text:span text:style-name="T8">Le </text:span>quali</text:p>
          </table:table-cell>
          <table:table-cell table:style-name="Tabella2.B2" office:value-type="string">
            <text:p text:style-name="P15">Vogliono offrire un supporto online adeguato ai propri clienti, <text:span text:style-name="T11">e ottimizzare <text:s/>operazioni contrattuali e profitti</text:span></text:p>
          </table:table-cell>
        </table:table-row>
        <table:table-row table:style-name="Tabella2.1">
          <table:table-cell table:style-name="Tabella2.A2" office:value-type="string">
            <text:p text:style-name="P9">Categoria di prodotto - <text:span text:style-name="T19">Nome</text:span></text:p>
          </table:table-cell>
          <table:table-cell table:style-name="Tabella2.B3" office:value-type="string">
            <text:p text:style-name="P17">Web Application <text:span text:style-name="T8">(+ Stand Alone) – Perfect Places</text:span></text:p>
          </table:table-cell>
        </table:table-row>
        <table:table-row table:style-name="Tabella2.1">
          <table:table-cell table:style-name="Tabella2.A2" office:value-type="string">
            <text:p text:style-name="P9">Il quale</text:p>
          </table:table-cell>
          <table:table-cell table:style-name="Tabella2.B4" office:value-type="string">
            <text:p text:style-name="P17">Costituisce un prodotto rinnovato e conveniente</text:p>
          </table:table-cell>
        </table:table-row>
        <table:table-row table:style-name="Tabella2.1">
          <table:table-cell table:style-name="Tabella2.A2" office:value-type="string">
            <text:p text:style-name="P9">A differenza</text:p>
          </table:table-cell>
          <table:table-cell table:style-name="Tabella2.B5" office:value-type="string">
            <text:p text:style-name="P17">TriV<text:span text:style-name="T11">iaggio.com</text:span></text:p>
          </table:table-cell>
        </table:table-row>
        <table:table-row table:style-name="Tabella2.1">
          <table:table-cell table:style-name="Tabella2.A6" office:value-type="string">
            <text:p text:style-name="P11">Il nostro prodotto</text:p>
          </table:table-cell>
          <table:table-cell table:style-name="Tabella2.B6" office:value-type="string">
            <text:p text:style-name="P17">Offre una maggiore convenienza, e una facilità d'uso in materia di intuitività, comunicazione e gestione. <text:span text:style-name="T19">Garantisce inoltre estrema affidabilità e controllo ( in termini di sicurezza e correttezza) delle informazioni gestite dal sistema</text:span></text:p>
          </table:table-cell>
        </table:table-row>
      </table:table>
      <text:p text:style-name="P22"/>
      <text:list xml:id="list215807583102566" text:continue-numbering="true" text:style-name="WWNum1">
        <text:list-item>
          <text:h text:style-name="P47" text:outline-level="1"><text:span text:style-name="T2">Descrizione Degli </text:span><text:bookmark-start text:name="_Toc436203381"/><text:bookmark-start text:name="_Toc447960005"/><text:bookmark-start text:name="_Toc452813581"/><text:bookmark-start text:name="_Toc512930909"/><text:bookmark-start text:name="_Toc20715758"/>Stakeholder <text:bookmark-end text:name="_Toc447960005"/><text:bookmark-end text:name="_Toc452813581"/><text:bookmark-end text:name="_Toc512930909"/><text:bookmark-end text:name="_Toc20715758"/></text:h>
          <text:list>
            <text:list-item>
              <text:h text:style-name="P40" text:outline-level="2"><text:span text:style-name="T7">Riassunto </text:span>Stakeholder </text:h>
            </text:list-item>
          </text:list>
        </text:list-item>
      </text:list>
      <text:p text:style-name="P22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 table:style-name="Tabella3.1">
            <table:table-cell table:style-name="Tabella3.A1" office:value-type="string">
              <text:p text:style-name="P4"><text:span text:style-name="T4">N</text:span><text:span text:style-name="T5">ome</text:span></text:p>
            </table:table-cell>
            <table:table-cell table:style-name="Tabella3.A1" office:value-type="string">
              <text:p text:style-name="P4"><text:span text:style-name="T4">Descri</text:span><text:span text:style-name="T5">zione</text:span></text:p>
            </table:table-cell>
            <table:table-cell table:style-name="Tabella3.A1" office:value-type="string">
              <text:p text:style-name="P4"><text:span text:style-name="T4">Respons</text:span><text:span text:style-name="T5">a</text:span><text:span text:style-name="T4">bilit</text:span><text:span text:style-name="T5">à</text:span></text:p>
            </table:table-cell>
          </table:table-row>
        </table:table-header-rows>
        <table:table-row table:style-name="Tabella3.1">
          <table:table-cell table:style-name="Tabella3.A1" office:value-type="string">
            <text:p text:style-name="P18">Proprietario</text:p>
            <text:p text:style-name="P19"/>
            <text:p text:style-name="P18">Viaggiatore</text:p>
            <text:p text:style-name="P18"/>
            <text:p text:style-name="P18">Amministratore</text:p>
            <text:p text:style-name="P18"/>
            <text:p text:style-name="P18"/>
            <text:p text:style-name="P18"/>
            <text:p text:style-name="P18">Utente registrato</text:p>
            <text:p text:style-name="P18"/>
            <text:p text:style-name="P18"/>
            <text:p text:style-name="P18"/>
            <text:p text:style-name="P18">Visitatore</text:p>
            <text:p text:style-name="P18"/>
            <text:p text:style-name="P18"/>
            <text:p text:style-name="P18"/>
            <text:p text:style-name="P18">Investitori</text:p>
            <text:p text:style-name="P18"/>
            <text:p text:style-name="P18"/>
            <text:p text:style-name="P18">Committenti</text:p>
            <text:p text:style-name="P18"><text:soft-page-break/></text:p>
            <text:p text:style-name="P18"/>
            <text:p text:style-name="P20">Scout</text:p>
            <text:p text:style-name="P20"/>
            <text:p text:style-name="P20"/>
          </table:table-cell>
          <table:table-cell table:style-name="Tabella3.A1" office:value-type="string">
            <text:p text:style-name="P18">Persona interessata a dare in affitto un bene immobile</text:p>
            <text:p text:style-name="P18">Persona interessata ad affittare <text:span text:style-name="T8">un </text:span>bene immobile.</text:p>
            <text:p text:style-name="P18">Persona con privilegi maggiori rispetto ad un utente generico</text:p>
            <text:p text:style-name="P18"/>
            <text:p text:style-name="P56"/>
            <text:p text:style-name="P56">Persona che si è registrata fornendo alcuni dati (nome, cognome,username,password,mail)</text:p>
            <text:p text:style-name="P56"/>
            <text:p text:style-name="P18">Persona esterna, non registrat<text:span text:style-name="T8">a</text:span>, quindi non in possesso di un' area privat<text:span text:style-name="T8">a</text:span> all'interno del sistema</text:p>
            <text:p text:style-name="P18"/>
            <text:p text:style-name="P18">Figure che finanziano economicamente il progetto</text:p>
            <text:p text:style-name="P18"/>
            <text:p text:style-name="P18">Chi ha richiesto effettivamente il prodotto</text:p>
            <text:p text:style-name="P18"><text:soft-page-break/></text:p>
            <text:p text:style-name="P20">Esploratore del sistema, che ne identifica e definisce la proprietà</text:p>
          </table:table-cell>
          <table:table-cell table:style-name="Tabella3.A1" office:value-type="string">
            <text:p text:style-name="P21">E' un utente del sistema ed in quanto tale è interessato ai servizi offerti come affittuario</text:p>
            <text:p text:style-name="P21">E' un utente del sistema ed in quanto tale è interessato ai servizi offerti come inquilino</text:p>
            <text:p text:style-name="P21">Figura interessata alla corretta gestione del sistema, così come alla sua efficacia, garantendo la coerenza e l'aggiornamento dei dati al suo interno.</text:p>
            <text:p text:style-name="P21"/>
            <text:p text:style-name="P21">E' una persona che ha eseguito una procedura di regist<text:span text:style-name="T12">r</text:span>azione; è dunque un utente del sistema che è interessato ad usufruire dei potenziali servizi offerti dalla piattaforma</text:p>
            <text:p text:style-name="P21"/>
            <text:p text:style-name="P21">E' una terza parte esterna, interessata al lato puramente informativo (informazioni di carattere generale sul sistema)</text:p>
            <text:p text:style-name="P21"/>
            <text:p text:style-name="P21">Costituiscono la base economica del progetto e sono interessati alla sua riuscita e al suo successo sul mercato</text:p>
            <text:p text:style-name="P21">Coloro che hanno interesse che il prodotto finale rispecchi le esigenze da cui è nata la richiesta</text:p>
            <text:p text:style-name="P21"><text:soft-page-break/></text:p>
            <text:p text:style-name="P20">Assicura che il sistema offra obiettivi focalizzati <text:span text:style-name="T19">su</text:span> ogni <text:span text:style-name="T19">tipo di </text:span>utente </text:p>
          </table:table-cell>
        </table:table-row>
      </table:table>
      <text:p text:style-name="P12"/>
      <text:list xml:id="list215806860963686" text:continue-numbering="true" text:style-name="WWNum1">
        <text:list-item>
          <text:list>
            <text:list-item>
              <text:h text:style-name="P45" text:outline-level="2"><text:span text:style-name="T13">Ambiente Di Utilizzo</text:span></text:h>
            </text:list-item>
          </text:list>
        </text:list-item>
      </text:list>
      <text:p text:style-name="P62"><text:span text:style-name="T15">Perfect Places </text:span>rappresenta un processo di rinnovamento <text:span text:style-name="T15">nel campo in cui si inserisce i</text:span>l prodotto; <text:span text:style-name="T15">è dunque molto importante che l'ambiente umano in cui esso andrà ad operare acquisisca una consolidata fiducia nel nostro risultato </text:span>. In questo contesto <text:span text:style-name="T15">Perfect Places</text:span> <text:span text:style-name="T19">costituisce una </text:span>piattaforma <text:span text:style-name="T19">di aiuto e di supporto per le imprese o i privati del settore (viaggi)</text:span>. Il valore aggiunto fornito dalla piattaforma in questo caso è descritto da prospettive <text:span text:style-name="T15">quali:</text:span></text:p>
      <text:p text:style-name="P23"><text:span text:style-name="T15">User-comfort:</text:span> sono state ben definite le regole attraverso le quali <text:span text:style-name="T15">l'utente può usufruire del sistema, ogni partecipante in modo del tutto autonomo e pratico, da qualsivoglia postazione dotata di connessione internet (con una qualsiasi tecnologia)</text:span></text:p>
      <text:p text:style-name="P24"><text:s/></text:p>
      <text:p text:style-name="P24"><text:span text:style-name="T15">Velocità</text:span>: sono stati sviluppati servizi e componenti che a<text:span text:style-name="T19">bbreviano</text:span> i tempi di <text:span text:style-name="T15">servizio per migliorare al massimo l'esperienza utente</text:span>; </text:p>
      <text:p text:style-name="P23"/>
      <text:p text:style-name="P23"><text:s/><text:span text:style-name="T15">Il sistema in futuro può essere integrato con un circuito di pagamento esterno che permetta di regolamentare i pagamenti a partire dalla piattaforma stessa</text:span></text:p>
      <text:p text:style-name="P62"/>
      <text:p text:style-name="P62"/>
      <text:p text:style-name="P62"/>
      <text:list xml:id="list215806350677544" text:continue-numbering="true" text:style-name="WWNum1">
        <text:list-item>
          <text:h text:style-name="P50" text:outline-level="1"><text:bookmark-end text:name="_Toc436203381"/><text:bookmark-start text:name="_Toc436203387"/><text:bookmark-start text:name="_Toc452813590"/><text:bookmark-start text:name="_Toc512930915"/><text:bookmark-start text:name="_Toc20715760"/>P<text:bookmark-end text:name="_Toc436203387"/><text:bookmark-end text:name="_Toc452813590"/><text:bookmark-end text:name="_Toc512930915"/><text:bookmark-end text:name="_Toc20715760"/>anoramica Del Prodotto</text:h>
          <text:list>
            <text:list-item>
              <text:h text:style-name="P43" text:outline-level="2"><text:bookmark-start text:name="_Toc20715763"/><text:bookmark-start text:name="_Toc452813588"/><text:bookmark-start text:name="_Toc512930913"/>Needs<text:bookmark-end text:name="_Toc452813588"/><text:bookmark-end text:name="_Toc512930913"/> &amp; Features<text:bookmark-end text:name="_Toc20715763"/></text:h>
            </text:list-item>
          </text:list>
        </text:list-item>
      </text:list>
      <text:h text:style-name="P44" text:outline-level="2"/>
      <text:h text:style-name="P46" text:outline-level="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3">Need</text:p>
          </table:table-cell>
          <table:table-cell table:style-name="Tabella4.A1" office:value-type="string">
            <text:p text:style-name="P36"><text:span text:style-name="T4">Priorità</text:span></text:p>
          </table:table-cell>
          <table:table-cell table:style-name="Tabella4.A1" office:value-type="string">
            <text:p text:style-name="P33">Features</text:p>
          </table:table-cell>
          <table:table-cell table:style-name="Tabella4.A1" office:value-type="string">
            <text:p text:style-name="P34">Rilascio Pianificat<text:span text:style-name="T17">o</text:span></text:p>
          </table:table-cell>
        </table:table-row>
        <table:table-row table:style-name="Tabella4.2">
          <table:table-cell table:style-name="Tabella4.A2" office:value-type="string">
            <text:p text:style-name="P61">L'utente vuole che il sistema gli permetta di inserire una locazione</text:p>
          </table:table-cell>
          <table:table-cell table:style-name="Tabella4.A2" office:value-type="string">
            <text:p text:style-name="P39">ALTA</text:p>
          </table:table-cell>
          <table:table-cell table:style-name="Tabella4.A2" office:value-type="string">
            <text:p text:style-name="P61">Il sistema permetterà ad un qualsiasi utente loggato di poter inserire una propria locazione da affittar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3">
          <table:table-cell table:style-name="Tabella4.A2" office:value-type="string">
            <text:p text:style-name="P61">L'utente vuole che il sistema gli permetta di rimuovere una locazion<text:span text:style-name="T17">e</text:span></text:p>
          </table:table-cell>
          <table:table-cell table:style-name="Tabella4.A2" office:value-type="string">
            <text:p text:style-name="P37">ALTA</text:p>
          </table:table-cell>
          <table:table-cell table:style-name="Tabella4.A2" office:value-type="string">
            <text:p text:style-name="P61">Il sistema permetterà ad un qualsiasi utente loggato di poter rimuovere una propria locazione dal sistema</text:p>
          </table:table-cell>
          <table:table-cell table:style-name="Tabella4.A2" office:value-type="string">
            <text:p text:style-name="P34"/>
          </table:table-cell>
        </table:table-row>
        <text:soft-page-break/>
        <table:table-row table:style-name="Tabella4.4">
          <table:table-cell table:style-name="Tabella4.A2" office:value-type="string">
            <text:p text:style-name="P61">L'utente vuole che il sistema gli permetta di visualizzare tutte le locazioni da lui rese disponibili per essere affittate</text:p>
          </table:table-cell>
          <table:table-cell table:style-name="Tabella4.A2" office:value-type="string">
            <text:p text:style-name="P37">ALTA</text:p>
          </table:table-cell>
          <table:table-cell table:style-name="Tabella4.A2" office:value-type="string">
            <text:p text:style-name="P61">Il sistema permetterà ad un qualsiasi utente loggato di poter visualizzare la lista delle locazioni dal lui inserit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5">
          <table:table-cell table:style-name="Tabella4.A2" office:value-type="string">
            <text:p text:style-name="P59"/>
            <text:p text:style-name="P59">L'utente vuole che il sistema gli permetta di poter ricercare le locazioni secondo alcuni parametri di base</text:p>
            <text:p text:style-name="P59">L'utente vuole che il sistema gli permetta di poter ricercare le locazioni in maniera avanzata</text:p>
            <text:p text:style-name="P61"/>
          </table:table-cell>
          <table:table-cell table:style-name="Tabella4.A2" office:value-type="string">
            <text:p text:style-name="P37"/>
            <text:p text:style-name="P37">ALTA</text:p>
            <text:p text:style-name="P37"/>
            <text:p text:style-name="P37"/>
            <text:p text:style-name="P38">MEDIA</text:p>
          </table:table-cell>
          <table:table-cell table:style-name="Tabella4.A2" office:value-type="string">
            <text:p text:style-name="P61"/>
            <text:p text:style-name="P61"/>
            <text:p text:style-name="P61">Il sistema permetterà ad un qualsiasi utente loggato di poter ricercare le locazioni secondo alcuni parametri.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">
          <table:table-cell table:style-name="Tabella4.A2" office:value-type="string">
            <text:p text:style-name="P59"/>
            <text:p text:style-name="P60">L'utente vuole che il sistema gli permetta di poter scegliere una locazione in base al prezzo dei servizi offerti</text:p>
            <text:p text:style-name="P60"/>
          </table:table-cell>
          <table:table-cell table:style-name="Tabella4.A2" office:value-type="string">
            <text:p text:style-name="P38"/>
            <text:p text:style-name="P38"/>
            <text:p text:style-name="P38">BASSA</text:p>
          </table:table-cell>
          <table:table-cell table:style-name="Tabella4.A2" office:value-type="string">
            <text:p text:style-name="P61"/>
            <text:p text:style-name="P61">Il sistema permetterà all'utente di visualizzare il prezzo per una determinata locazione e per specifici servizi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">
          <table:table-cell table:style-name="Tabella4.A2" office:value-type="string">
            <text:p text:style-name="P59"/>
            <text:p text:style-name="P59">L'utente vuole che il sistema gli permetta di poter comunicare tramite scambio di messaggi con un altro utente</text:p>
            <text:p text:style-name="P59"/>
          </table:table-cell>
          <table:table-cell table:style-name="Tabella4.A2" office:value-type="string">
            <text:p text:style-name="P38"/>
            <text:p text:style-name="P38"/>
            <text:p text:style-name="P38">ALTA</text:p>
          </table:table-cell>
          <table:table-cell table:style-name="Tabella4.A2" office:value-type="string">
            <text:p text:style-name="P59"/>
            <text:p text:style-name="P59">Il sistema permetterà ad un qualsiasi utente loggato di poter comunicare, tramite il suo servizio di posta interno, con un altro utent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">
          <table:table-cell table:style-name="Tabella4.A2" office:value-type="string">
            <text:p text:style-name="P59"/>
            <text:p text:style-name="P60">L'utente vuole che il sistema gli permetta di poter visualizzare il proprio profilo e modificarlo</text:p>
            <text:p text:style-name="P60"/>
          </table:table-cell>
          <table:table-cell table:style-name="Tabella4.A2" office:value-type="string">
            <text:p text:style-name="P38">A</text:p>
            <text:p text:style-name="P38"><text:span text:style-name="T18">A</text:span>LTA</text:p>
          </table:table-cell>
          <table:table-cell table:style-name="Tabella4.A2" office:value-type="string">
            <text:p text:style-name="P59"/>
            <text:p text:style-name="P59">Il sistema permetterà ad un qualsiasi utente loggato di poter aggiornare o visualizzare il proprio <text:s/>profilo personal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">
          <table:table-cell table:style-name="Tabella4.A2" office:value-type="string">
            <text:p text:style-name="P59"/>
            <text:p text:style-name="P59">L'utente vuole che il sistema gli permetta di selezionare la lingua di visualizzazione</text:p>
            <text:p text:style-name="P59"/>
          </table:table-cell>
          <table:table-cell table:style-name="Tabella4.A2" office:value-type="string">
            <text:p text:style-name="P38"/>
            <text:p text:style-name="P38">ALTA</text:p>
          </table:table-cell>
          <table:table-cell table:style-name="Tabella4.A2" office:value-type="string">
            <text:p text:style-name="P59"/>
            <text:p text:style-name="P59">Il sistema permettere di scegliere la lingua di preferenza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0">
          <table:table-cell table:style-name="Tabella4.A2" office:value-type="string">
            <text:p text:style-name="P59"/>
            <text:p text:style-name="P59">L'utente vuole avere a disposizione diverse categorie di locazioni</text:p>
          </table:table-cell>
          <table:table-cell table:style-name="Tabella4.A2" office:value-type="string">
            <text:p text:style-name="P38"/>
            <text:p text:style-name="P38">MEDIA</text:p>
          </table:table-cell>
          <table:table-cell table:style-name="Tabella4.A2" office:value-type="string">
            <text:p text:style-name="P59"/>
            <text:p text:style-name="P59">Il sistema offrirà un insieme di possibili categorie di locazioni</text:p>
          </table:table-cell>
          <table:table-cell table:style-name="Tabella4.A2" office:value-type="string">
            <text:p text:style-name="P34"/>
          </table:table-cell>
        </table:table-row>
        <text:soft-page-break/>
        <table:table-row table:style-name="Tabella4.11">
          <table:table-cell table:style-name="Tabella4.A2" office:value-type="string">
            <text:p text:style-name="P60"/>
            <text:p text:style-name="P60"/>
            <text:p text:style-name="P60">L'utente vuole che il sistema gli permetta di effettuare prenotazione</text:p>
            <text:p text:style-name="P60"/>
          </table:table-cell>
          <table:table-cell table:style-name="Tabella4.A2" office:value-type="string">
            <text:p text:style-name="P38"/>
            <text:p text:style-name="P38"/>
            <text:p text:style-name="P38">ALTA</text:p>
          </table:table-cell>
          <table:table-cell table:style-name="Tabella4.A2" office:value-type="string">
            <text:p text:style-name="P60"/>
            <text:p text:style-name="P60"/>
            <text:p text:style-name="P60">Il sistema fornirà un opportuno meccanismo di prenotazion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2">
          <table:table-cell table:style-name="Tabella4.A2" office:value-type="string">
            <text:p text:style-name="P60"/>
            <text:p text:style-name="P60">L'utente vuole che il sistema gli renda disponibile un riepilogo delle prenotazioni effettuate</text:p>
            <text:p text:style-name="P60"/>
          </table:table-cell>
          <table:table-cell table:style-name="Tabella4.A2" office:value-type="string">
            <text:p text:style-name="P38"/>
            <text:p text:style-name="P38">BASSA</text:p>
          </table:table-cell>
          <table:table-cell table:style-name="Tabella4.A2" office:value-type="string">
            <text:p text:style-name="P60"/>
            <text:p text:style-name="P60">Il sistema terrà traccia delle prenotazioni effettuate dall'utente rendendole disponibili a quest'ultimo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2">
          <table:table-cell table:style-name="Tabella4.A2" office:value-type="string">
            <text:p text:style-name="P60"/>
            <text:p text:style-name="P60">L'utente vuole poter effettuare il logout</text:p>
            <text:p text:style-name="P60"/>
          </table:table-cell>
          <table:table-cell table:style-name="Tabella4.A2" office:value-type="string">
            <text:p text:style-name="P38"/>
            <text:p text:style-name="P38">BASSA</text:p>
          </table:table-cell>
          <table:table-cell table:style-name="Tabella4.A2" office:value-type="string">
            <text:p text:style-name="P60"/>
            <text:p text:style-name="P60">Il sistema permetterà ad un qualsiasi utente autenticato nel sistema di potersi de- autenticare dal sistema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2">
          <table:table-cell table:style-name="Tabella4.A2" office:value-type="string">
            <text:p text:style-name="P60"/>
            <text:p text:style-name="P60">L'utente vuole poter gestire le proprie locazioni e affittare locazioni di altri utenti</text:p>
            <text:p text:style-name="P60"/>
          </table:table-cell>
          <table:table-cell table:style-name="Tabella4.A2" office:value-type="string">
            <text:p text:style-name="P38"/>
            <text:p text:style-name="P38">BASSA</text:p>
          </table:table-cell>
          <table:table-cell table:style-name="Tabella4.A2" office:value-type="string">
            <text:p text:style-name="P60"/>
            <text:p text:style-name="P60">Il sistema permetterà ad un qualsiasi utente loggato di poter scegliere tra un area proprietario ed un area viaggiatore secondo le sue esigenz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2">
          <table:table-cell table:style-name="Tabella4.A2" office:value-type="string">
            <text:p text:style-name="P60"/>
            <text:p text:style-name="P60">Un visitatore desidera poter creare un profilo personale all'interno del sistem<text:span text:style-name="T18">a</text:span></text:p>
            <text:p text:style-name="P60"/>
          </table:table-cell>
          <table:table-cell table:style-name="Tabella4.A2" office:value-type="string">
            <text:p text:style-name="P38"/>
            <text:p text:style-name="P38">MEDIA</text:p>
          </table:table-cell>
          <table:table-cell table:style-name="Tabella4.A2" office:value-type="string">
            <text:p text:style-name="P60"/>
            <text:p text:style-name="P60"><text:span text:style-name="T18">Il</text:span> sistema permetterà ad un qualsiasi visitatore di potersi registrare attraverso la pagina principale</text:p>
          </table:table-cell>
          <table:table-cell table:style-name="Tabella4.A2" office:value-type="string">
            <text:p text:style-name="P34"/>
          </table:table-cell>
        </table:table-row>
        <table:table-row table:style-name="Tabella4.12">
          <table:table-cell table:style-name="Tabella4.A2" office:value-type="string">
            <text:p text:style-name="P60"/>
            <text:p text:style-name="P60">L'utente registrato desidera poter effettuare il login</text:p>
            <text:p text:style-name="P60"/>
          </table:table-cell>
          <table:table-cell table:style-name="Tabella4.A2" office:value-type="string">
            <text:p text:style-name="P38"/>
            <text:p text:style-name="P38">MEDIA</text:p>
          </table:table-cell>
          <table:table-cell table:style-name="Tabella4.A2" office:value-type="string">
            <text:p text:style-name="P60"/>
            <text:p text:style-name="P60">Il sistema permetterà ad un qualsiasi utente, precedentemente registrato, di potersi autenticare</text:p>
          </table:table-cell>
          <table:table-cell table:style-name="Tabella4.A2" office:value-type="string">
            <text:p text:style-name="P34"/>
          </table:table-cell>
        </table:table-row>
      </table:table>
      <text:p text:style-name="P25"/>
      <text:list xml:id="list215806803316858" text:continue-numbering="true" text:style-name="WWNum1">
        <text:list-item>
          <text:h text:style-name="P50" text:outline-level="1"><text:bookmark-start text:name="_Toc436203408"/><text:bookmark-start text:name="_Toc452813602"/><text:bookmark-start text:name="_Toc512930919"/><text:bookmark-start text:name="_Toc20715765"/>A<text:bookmark-end text:name="_Toc436203408"/><text:bookmark-end text:name="_Toc452813602"/><text:bookmark-end text:name="_Toc512930919"/><text:bookmark-end text:name="_Toc20715765"/>ltri Requisiti Del Prodotto</text:h>
        </text:list-item>
      </text:list>
      <text:p text:style-name="P58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34">Requisito</text:p>
          </table:table-cell>
          <table:table-cell table:style-name="Tabella7.A1" office:value-type="string">
            <text:p text:style-name="P36"><text:span text:style-name="T4">Priorità</text:span></text:p>
          </table:table-cell>
          <table:table-cell table:style-name="Tabella7.A1" office:value-type="string">
            <text:p text:style-name="P35">Rilascio Pianificato</text:p>
          </table:table-cell>
        </table:table-row>
        <table:table-row table:style-name="Tabella7.1">
          <table:table-cell table:style-name="Tabella7.A1" office:value-type="string">
            <text:p text:style-name="P64"/>
            <text:p text:style-name="P64"><text:span text:style-name="Car._20_predefinito_20_paragrafo"><text:span text:style-name="T14">Il sistema raccomanda una versione aggiornata del browser</text:span></text:span></text:p>
            <text:p text:style-name="P64"><text:span text:style-name="Car._20_predefinito_20_paragrafo"><text:span text:style-name="T14"/></text:span></text:p>
          </table:table-cell>
          <table:table-cell table:style-name="Tabella7.A1" office:value-type="string">
            <text:p text:style-name="P27"/>
            <text:p text:style-name="P32">MEDIA</text:p>
          </table:table-cell>
          <table:table-cell table:style-name="Tabella7.A1" office:value-type="string">
            <text:p text:style-name="P30"><text:s text:c="19"/></text:p>
            <text:p text:style-name="P31"><text:s text:c="2"/>–/–</text:p>
          </table:table-cell>
        </table:table-row>
        <table:table-row table:style-name="Tabella7.3">
          <table:table-cell table:style-name="Tabella7.A3" office:value-type="string">
            <text:p text:style-name="P65"/>
            <text:p text:style-name="P65"/>
            <text:p text:style-name="P65"><text:span text:style-name="T16">Tempi di risposta massimi del sistema: 3.5 s</text:span></text:p>
            <text:p text:style-name="P65"><text:span text:style-name="T16"/></text:p>
          </table:table-cell>
          <table:table-cell table:style-name="Tabella7.A3" office:value-type="string">
            <text:p text:style-name="P27"/>
            <text:p text:style-name="P32">BASSA</text:p>
          </table:table-cell>
          <table:table-cell table:style-name="Tabella7.A3" office:value-type="string">
            <text:p text:style-name="P30"><text:s text:c="19"/></text:p>
            <text:p text:style-name="P31"><text:s text:c="2"/>–/–</text:p>
          </table:table-cell>
        </table:table-row>
        <text:soft-page-break/>
        <table:table-row table:style-name="Tabella7.1">
          <table:table-cell table:style-name="Tabella7.A3" office:value-type="string">
            <text:p text:style-name="P65"/>
            <text:p text:style-name="P65"><text:span text:style-name="T16">Prestazioni del sistema stabili fino ad un massimo di 5000 richieste contemporaneamente</text:span></text:p>
            <text:p text:style-name="P65"><text:span text:style-name="T16"/></text:p>
          </table:table-cell>
          <table:table-cell table:style-name="Tabella7.A3" office:value-type="string">
            <text:p text:style-name="P27"/>
            <text:p text:style-name="P32">MEDIA</text:p>
          </table:table-cell>
          <table:table-cell table:style-name="Tabella7.A3" office:value-type="string">
            <text:p text:style-name="P30"><text:s text:c="19"/></text:p>
            <text:p text:style-name="P31"><text:s text:c="2"/>–/–</text:p>
          </table:table-cell>
        </table:table-row>
        <table:table-row table:style-name="Tabella7.5">
          <table:table-cell table:style-name="Tabella7.A3" office:value-type="string">
            <text:p text:style-name="P65"/>
            <text:p text:style-name="P65"/>
            <text:p text:style-name="P65"><text:span text:style-name="T16">GUI semplice ed intuitiva</text:span></text:p>
            <text:p text:style-name="P65"><text:span text:style-name="T16"/></text:p>
          </table:table-cell>
          <table:table-cell table:style-name="Tabella7.A3" office:value-type="string">
            <text:p text:style-name="P26"/>
            <text:p text:style-name="P26"><text:span text:style-name="T19">ALTA</text:span> <text:s text:c="7"/></text:p>
          </table:table-cell>
          <table:table-cell table:style-name="Tabella7.A3" office:value-type="string">
            <text:p text:style-name="P30"><text:s text:c="18"/></text:p>
            <text:p text:style-name="P31"><text:s text:c="2"/>–/--</text:p>
          </table:table-cell>
        </table:table-row>
        <table:table-row table:style-name="Tabella7.1">
          <table:table-cell table:style-name="Tabella7.A3" office:value-type="string">
            <text:p text:style-name="P63"/>
            <text:p text:style-name="P63"><text:span text:style-name="Car._20_predefinito_20_paragrafo"><text:span text:style-name="T14">Il Sistema usa il protocollo SSL scambiare i dati</text:span></text:span></text:p>
            <text:p text:style-name="P63"><text:span text:style-name="Car._20_predefinito_20_paragrafo"><text:span text:style-name="T14"/></text:span></text:p>
          </table:table-cell>
          <table:table-cell table:style-name="Tabella7.A3" office:value-type="string">
            <text:p text:style-name="P28"/>
            <text:p text:style-name="P32">ALTA</text:p>
          </table:table-cell>
          <table:table-cell table:style-name="Tabella7.A3" office:value-type="string">
            <text:p text:style-name="P30"><text:s text:c="19"/></text:p>
            <text:p text:style-name="P31"><text:s/>–/–</text:p>
          </table:table-cell>
        </table:table-row>
        <table:table-row table:style-name="Tabella7.1">
          <table:table-cell table:style-name="Tabella7.A3" office:value-type="string">
            <text:p text:style-name="P65"/>
            <text:p text:style-name="P65"><text:span text:style-name="T16">Manuale utente accessibile direttamente dalla piattaforma</text:span></text:p>
            <text:p text:style-name="P65"><text:span text:style-name="T16"/></text:p>
          </table:table-cell>
          <table:table-cell table:style-name="Tabella7.A3" office:value-type="string">
            <text:p text:style-name="P28"/>
            <text:p text:style-name="P28">B<text:span text:style-name="T19">ASSA</text:span></text:p>
          </table:table-cell>
          <table:table-cell table:style-name="Tabella7.A3" office:value-type="string">
            <text:p text:style-name="P30"><text:s text:c="10"/></text:p>
            <text:p text:style-name="P31"><text:s text:c="2"/>In rilasci futuri</text:p>
          </table:table-cell>
        </table:table-row>
        <table:table-row table:style-name="Tabella7.8">
          <table:table-cell table:style-name="Tabella7.A3" office:value-type="string">
            <text:p text:style-name="P66"/>
            <text:p text:style-name="P68">I</text:p>
            <text:p text:style-name="P68">l sistema effettua il login in non più di 3 min</text:p>
            <text:p text:style-name="P66"/>
          </table:table-cell>
          <table:table-cell table:style-name="Tabella7.A3" office:value-type="string">
            <text:p text:style-name="P26"/>
            <text:p text:style-name="P32">MEDIA</text:p>
          </table:table-cell>
          <table:table-cell table:style-name="Tabella7.A3" office:value-type="string">
            <text:p text:style-name="P30"><text:s text:c="17"/></text:p>
            <text:p text:style-name="P31"><text:s text:c="2"/>–/--</text:p>
          </table:table-cell>
        </table:table-row>
        <table:table-row table:style-name="Tabella7.1">
          <table:table-cell table:style-name="Tabella7.A3" office:value-type="string">
            <text:p text:style-name="P66"/>
            <text:p text:style-name="P66">Funzionalità di sistema realizzate utilizzando il linguaggio Java</text:p>
            <text:p text:style-name="P66"/>
          </table:table-cell>
          <table:table-cell table:style-name="Tabella7.A3" office:value-type="string">
            <text:p text:style-name="P28"/>
            <text:p text:style-name="P28">M<text:span text:style-name="T19">EDIA</text:span></text:p>
          </table:table-cell>
          <table:table-cell table:style-name="Tabella7.A3" office:value-type="string">
            <text:p text:style-name="P30"><text:s text:c="18"/></text:p>
            <text:p text:style-name="P31"><text:s/>–/--</text:p>
          </table:table-cell>
        </table:table-row>
        <table:table-row table:style-name="Tabella7.1">
          <table:table-cell table:style-name="Tabella7.A3" office:value-type="string">
            <text:p text:style-name="P66"/>
            <text:p text:style-name="P66">Il sistema permette di modificare/eliminare una prenotazione fino a 48h dall'inizio del periodo indicato nella stessa</text:p>
            <text:p text:style-name="P66"/>
          </table:table-cell>
          <table:table-cell table:style-name="Tabella7.A3" office:value-type="string">
            <text:p text:style-name="P32"/>
            <text:p text:style-name="P32">BASSA</text:p>
          </table:table-cell>
          <table:table-cell table:style-name="Tabella7.A3" office:value-type="string">
            <text:p text:style-name="P30"><text:s text:c="9"/></text:p>
            <text:p text:style-name="P31"><text:s/>Su richiesta, in rilasci futuri <text:s text:c="9"/></text:p>
          </table:table-cell>
        </table:table-row>
        <table:table-row table:style-name="Tabella7.1">
          <table:table-cell table:style-name="Tabella7.A3" office:value-type="string">
            <text:p text:style-name="P67"/>
            <text:p text:style-name="P67">Il sistema permette di modificare i dettagli di una prenotazione fino a 24h dall'inizio del periodo indicato nella stessa</text:p>
            <text:p text:style-name="P67"/>
          </table:table-cell>
          <table:table-cell table:style-name="Tabella7.A3" office:value-type="string">
            <text:p text:style-name="P29"/>
            <text:p text:style-name="P29">B<text:span text:style-name="T19">ASSA</text:span></text:p>
          </table:table-cell>
          <table:table-cell table:style-name="Tabella7.A3" office:value-type="string">
            <text:p text:style-name="P30"><text:s text:c="8"/></text:p>
            <text:p text:style-name="P31"><text:s/>Su richiesta, in rilasci futuri</text:p>
          </table:table-cell>
        </table:table-row>
        <table:table-row table:style-name="Tabella7.1">
          <table:table-cell table:style-name="Tabella7.A3" office:value-type="string">
            <text:p text:style-name="P67"/>
            <text:p text:style-name="P67">Il sistema permette di eliminare una locazione</text:p>
            <text:p text:style-name="P67">fino a 30gg prima d<text:span text:style-name="T19">e</text:span>ll'inizio di una qualsiasi prenotazione per la stessa</text:p>
            <text:p text:style-name="P67"/>
          </table:table-cell>
          <table:table-cell table:style-name="Tabella7.A3" office:value-type="string">
            <text:p text:style-name="P29"/>
            <text:p text:style-name="P29">B<text:span text:style-name="T19">ASSA</text:span></text:p>
          </table:table-cell>
          <table:table-cell table:style-name="Tabella7.A3" office:value-type="string">
            <text:p text:style-name="P30"><text:s text:c="9"/></text:p>
            <text:p text:style-name="P31">Su richiesta, in rilasci futuri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line-height="120%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1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cm" fo:margin-bottom="0.212cm" style:contextual-spacing="false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fo:font-weight="normal" style:font-style-asian="italic" style:font-weight-asian="normal" style:font-weight-complex="normal"/>
    </style:style>
    <style:style style:name="infoblue" style:family="paragraph" style:parent-style-name="Standard" style:default-outline-level="">
      <style:paragraph-properties fo:margin-top="0cm" fo:margin-bottom="0.494cm" style:contextual-spacing="false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, 'Courier New'" style:font-family-generic="modern" style:font-name-asian="Droid Sans Fallback1" style:font-family-asian="'Droid Sans Fallback'" style:font-family-generic-asian="modern" style:font-name-complex="Liberation Mono" style:font-family-complex="'Liberation Mono', 'Courier New'" style:font-family-generic-complex="moder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6.859cm" fo:margin-left="-0.203cm" fo:margin-top="0cm" fo:margin-bottom="0cm" table:align="left" style:writing-mode="lr-tb"/>
    </style:style>
    <style:style style:name="Tabella5.A" style:family="table-column">
      <style:table-column-properties style:column-width="11.252cm"/>
    </style:style>
    <style:style style:name="Tabella5.B" style:family="table-column">
      <style:table-column-properties style:column-width="5.607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203cm" fo:padding-right="0.191cm" fo:padding-top="0cm" fo:padding-bottom="0cm" fo:border="0.75pt solid #00000a"/>
    </style:style>
    <style:style style:name="Tabella6" style:family="table">
      <style:table-properties style:width="16.73cm" fo:margin-left="-0.203cm" fo:margin-top="0cm" fo:margin-bottom="0cm" table:align="left" style:writing-mode="lr-tb"/>
    </style:style>
    <style:style style:name="Tabella6.A" style:family="table-column">
      <style:table-column-properties style:column-width="5.576cm"/>
    </style:style>
    <style:style style:name="Tabella6.B" style:family="table-column">
      <style:table-column-properties style:column-width="5.577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officeooo:rsid="0010b67d" officeooo:paragraph-rsid="0010b67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rsid="0010b67d" officeooo:paragraph-rsid="0010b67d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10b67d"/>
    </style:style>
    <style:style style:name="MT2" style:family="text">
      <style:text-properties officeooo:rsid="00146d3b"/>
    </style:style>
    <style:style style:name="MT3" style:family="text">
      <style:text-properties style:font-name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MP1">Perfect Places</text:p>
            </table:table-cell>
            <table:table-cell table:style-name="Tabella5.A1" office:value-type="string">
              <text:p text:style-name="MP2"/>
            </table:table-cell>
          </table:table-row>
          <table:table-row table:style-name="Tabella5.1">
            <table:table-cell table:style-name="Tabella5.A1" office:value-type="string">
              <text:p text:style-name="Standard"><text:title>Vision</text:title></text:p>
            </table:table-cell>
            <table:table-cell table:style-name="Tabella5.A1" office:value-type="string">
              <text:p text:style-name="Standard"><text:s text:c="2"/>Date: <text:s/>&lt;<text:span text:style-name="MT1">13</text:span>/<text:span text:style-name="MT1">02</text:span>/<text:span text:style-name="MT1">2017</text:span>&gt;</text:p>
            </table:table-cell>
          </table:table-row>
        </table:table>
        <text:p text:style-name="Header"/>
      </style:header>
      <style:footer>
        <table:table table:name="Tabella6" table:style-name="Tabella6">
          <table:table-column table:style-name="Tabella6.A"/>
          <table:table-column table:style-name="Tabella6.B" table:number-columns-repeated="2"/>
          <table:table-row table:style-name="Tabella6.1">
            <table:table-cell table:style-name="Tabella6.A1" office:value-type="string">
              <text:p text:style-name="MP3">Confiden<text:span text:style-name="MT2">tial</text:span></text:p>
            </table:table-cell>
            <table:table-cell table:style-name="Tabella6.A1" office:value-type="string">
              <text:p text:style-name="MP4"><text:span text:style-name="MT3"></text:span> <text:span text:style-name="MT1">CMTCompany 2017</text:span></text:p>
            </table:table-cell>
            <table:table-cell table:style-name="Tabella6.A1" office:value-type="string">
              <text:p text:style-name="MP5">Page <text:span text:style-name="page_20_number"><text:page-number text:select-page="current">6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Teresa</meta:initial-creator>
    <meta:editing-cycles>7</meta:editing-cycles>
    <meta:print-date>2001-03-15T12:26:00</meta:print-date>
    <meta:creation-date>2015-10-05T08:16:00</meta:creation-date>
    <dc:date>2017-02-03T21:58:05.380719155</dc:date>
    <meta:editing-duration>PT1H51M6S</meta:editing-duration>
    <meta:generator>LibreOffice/4.2.8.2$Linux_X86_64 LibreOffice_project/420m0$Build-2</meta:generator>
    <meta:document-statistic meta:table-count="7" meta:image-count="0" meta:object-count="0" meta:page-count="6" meta:paragraph-count="174" meta:word-count="1400" meta:character-count="9540" meta:non-whitespace-character-count="8100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